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0f5400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2e7adf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1pt" fo:font-weight="normal" officeooo:rsid="000e7b7d" officeooo:paragraph-rsid="000f5400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font-weight="normal" officeooo:rsid="000e7b7d" officeooo:paragraph-rsid="0057cae0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123514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1a56ad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616aec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1399a5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627e61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66f73c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685be4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13b329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57cae0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66f73c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15319e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1a56ad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2bd6b0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56258f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57cae0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673094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616aec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627e61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6519dc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169197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190e3d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616aec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font-weight="normal" officeooo:rsid="00174078" officeooo:paragraph-rsid="00174078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1pt" fo:font-weight="normal" officeooo:rsid="00174078" officeooo:paragraph-rsid="001a56ad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1pt" fo:font-weight="normal" officeooo:rsid="00174f6e" officeooo:paragraph-rsid="00174f6e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1pt" fo:font-weight="normal" officeooo:rsid="00184d79" officeooo:paragraph-rsid="00184d79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90e3d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ac214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a56ad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6519dc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1pt" fo:font-weight="normal" officeooo:rsid="001951fc" officeooo:paragraph-rsid="001951fc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1pt" fo:font-weight="normal" officeooo:rsid="001a56ad" officeooo:paragraph-rsid="001a56ad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1pt" fo:font-weight="normal" officeooo:rsid="001a56ad" officeooo:paragraph-rsid="006519dc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1bcdf6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29fe5c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4e8ba8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685be4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1eeb03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591dc5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69b6ed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1pt" fo:font-weight="normal" officeooo:rsid="0020fc97" officeooo:paragraph-rsid="0020fc97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1pt" fo:font-weight="normal" officeooo:rsid="00221131" officeooo:paragraph-rsid="00221131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1pt" fo:font-weight="normal" officeooo:rsid="00235349" officeooo:paragraph-rsid="00235349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1pt" fo:font-weight="normal" officeooo:rsid="00265ccf" officeooo:paragraph-rsid="00265ccf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29fe5c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591dc5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616aec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1pt" fo:font-weight="normal" officeooo:rsid="002bd6b0" officeooo:paragraph-rsid="005aef0e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1pt" fo:font-weight="normal" officeooo:rsid="0031951f" officeooo:paragraph-rsid="0031951f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1pt" fo:font-weight="normal" officeooo:rsid="0031951f" officeooo:paragraph-rsid="002dc9ad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1pt" fo:font-weight="normal" officeooo:rsid="00344ad8" officeooo:paragraph-rsid="00439613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1pt" fo:font-weight="normal" officeooo:rsid="0039782f" officeooo:paragraph-rsid="0039782f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1pt" fo:font-weight="normal" officeooo:rsid="0039782f" officeooo:paragraph-rsid="00439613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1pt" fo:font-weight="normal" officeooo:rsid="003a15f3" officeooo:paragraph-rsid="00439613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1pt" fo:font-weight="normal" officeooo:rsid="004010bb" officeooo:paragraph-rsid="005aef0e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1pt" fo:font-weight="normal" officeooo:rsid="004116d2" officeooo:paragraph-rsid="00591dc5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1pt" fo:font-weight="normal" officeooo:rsid="004116d2" officeooo:paragraph-rsid="00616aec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1pt" fo:font-weight="normal" officeooo:rsid="0049fe94" officeooo:paragraph-rsid="0049fe94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1pt" fo:font-weight="normal" officeooo:rsid="001ac214" officeooo:paragraph-rsid="001ac214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1pt" fo:font-weight="normal" officeooo:rsid="004e8ba8" officeooo:paragraph-rsid="004e8ba8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1pt" fo:font-weight="normal" officeooo:rsid="00570806" officeooo:paragraph-rsid="0066f73c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1pt" fo:font-weight="normal" officeooo:rsid="0057cae0" officeooo:paragraph-rsid="0057cae0" style:font-size-asian="11pt" style:font-weight-asian="normal" style:font-size-complex="11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1pt" fo:font-weight="normal" officeooo:rsid="00591dc5" officeooo:paragraph-rsid="00591dc5" style:font-size-asian="11pt" style:font-weight-asian="normal" style:font-size-complex="11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1pt" fo:font-weight="normal" officeooo:rsid="005b8096" officeooo:paragraph-rsid="00685be4" style:font-size-asian="11pt" style:font-weight-asian="normal" style:font-size-complex="11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1pt" fo:font-weight="normal" officeooo:rsid="005d565a" officeooo:paragraph-rsid="005d565a" style:font-size-asian="11pt" style:font-weight-asian="normal" style:font-size-complex="11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1pt" fo:font-weight="normal" officeooo:rsid="005d565a" officeooo:paragraph-rsid="0069b6ed" style:font-size-asian="11pt" style:font-weight-asian="normal" style:font-size-complex="11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ize="11pt" fo:font-weight="normal" officeooo:rsid="001df728" officeooo:paragraph-rsid="0057cae0" style:font-size-asian="11pt" style:font-weight-asian="normal" style:font-size-complex="11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1pt" fo:font-weight="normal" officeooo:rsid="00627e61" officeooo:paragraph-rsid="00627e61" style:font-size-asian="11pt" style:font-weight-asian="normal" style:font-size-complex="11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1pt" fo:font-weight="normal" officeooo:rsid="0057bef1" officeooo:paragraph-rsid="001399a5" style:font-size-asian="11pt" style:font-weight-asian="normal" style:font-size-complex="11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size="11pt" fo:font-weight="normal" officeooo:rsid="0057bef1" officeooo:paragraph-rsid="0066f73c" style:font-size-asian="11pt" style:font-weight-asian="normal" style:font-size-complex="11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1pt" fo:font-style="normal" fo:font-weight="normal" officeooo:rsid="00439613" officeooo:paragraph-rsid="00439613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1pt" fo:font-style="normal" fo:font-weight="bold" officeooo:rsid="00367324" officeooo:paragraph-rsid="00367324" style:font-size-asian="11pt" style:font-style-asian="normal" style:font-weight-asian="bold" style:font-size-complex="11pt" style:font-style-complex="normal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size="11pt" fo:font-weight="bold" officeooo:rsid="0030b387" officeooo:paragraph-rsid="0030b387" style:font-size-asian="11pt" style:font-weight-asian="bold" style:font-size-complex="11pt" style:font-weight-complex="bold"/>
    </style:style>
    <style:style style:name="P78" style:family="paragraph" style:parent-style-name="Standard">
      <style:paragraph-properties fo:text-align="justify" style:justify-single-word="false"/>
      <style:text-properties fo:font-size="11pt" fo:font-weight="bold" officeooo:rsid="0031951f" officeooo:paragraph-rsid="0031951f" style:font-size-asian="11pt" style:font-weight-asian="bold" style:font-size-complex="11pt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size="11pt" fo:font-weight="bold" officeooo:rsid="003259e1" officeooo:paragraph-rsid="00439613" style:font-size-asian="11pt" style:font-weight-asian="bold" style:font-size-complex="11pt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size="11pt" fo:font-weight="bold" officeooo:rsid="00344ad8" officeooo:paragraph-rsid="00344ad8" style:font-size-asian="11pt" style:font-weight-asian="bold" style:font-size-complex="11pt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size="11pt" fo:font-weight="bold" officeooo:rsid="00344ad8" officeooo:paragraph-rsid="00439613" style:font-size-asian="11pt" style:font-weight-asian="bold" style:font-size-complex="11pt" style:font-weight-complex="bold"/>
    </style:style>
    <style:style style:name="P82" style:family="paragraph" style:parent-style-name="Standard">
      <style:paragraph-properties fo:text-align="justify" style:justify-single-word="false"/>
      <style:text-properties fo:font-size="11pt" fo:font-weight="bold" officeooo:rsid="0020fc97" officeooo:paragraph-rsid="0020fc97" style:font-size-asian="11pt" style:font-weight-asian="bold" style:font-size-complex="11pt" style:font-weight-complex="bold"/>
    </style:style>
    <style:style style:name="P83" style:family="paragraph" style:parent-style-name="Standard">
      <style:paragraph-properties fo:text-align="justify" style:justify-single-word="false"/>
      <style:text-properties fo:color="#800000" fo:font-size="11pt" fo:font-weight="normal" officeooo:rsid="000f5400" officeooo:paragraph-rsid="000f5400" style:font-size-asian="11pt" style:font-weight-asian="normal" style:font-size-complex="11pt" style:font-weight-complex="normal"/>
    </style:style>
    <style:style style:name="P84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265ccf" style:font-size-asian="11pt" style:font-weight-asian="normal" style:font-size-complex="11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4c8e4a" style:font-size-asian="11pt" style:font-weight-asian="normal" style:font-size-complex="11pt" style:font-weight-complex="normal"/>
    </style:style>
    <style:style style:name="P86" style:family="paragraph" style:parent-style-name="Standard">
      <style:paragraph-properties fo:text-align="justify" style:justify-single-word="false"/>
      <style:text-properties fo:color="#800000" fo:font-size="11pt" fo:font-weight="normal" officeooo:rsid="00485d37" officeooo:paragraph-rsid="00485d37" style:font-size-asian="11pt" style:font-weight-asian="normal" style:font-size-complex="11pt" style:font-weight-complex="normal"/>
    </style:style>
    <style:style style:name="P87" style:family="paragraph" style:parent-style-name="Standard">
      <style:paragraph-properties fo:text-align="justify" style:justify-single-word="false"/>
      <style:text-properties fo:color="#800000" fo:font-size="11pt" fo:font-weight="normal" officeooo:rsid="004c8e4a" officeooo:paragraph-rsid="004c8e4a" style:font-size-asian="11pt" style:font-weight-asian="normal" style:font-size-complex="11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Droid Sans1" officeooo:rsid="000c623c" officeooo:paragraph-rsid="0020fc97"/>
    </style:style>
    <style:style style:name="P89" style:family="paragraph" style:parent-style-name="Standard">
      <style:paragraph-properties fo:text-align="justify" style:justify-single-word="false"/>
      <style:text-properties style:font-name="Liberation Serif" fo:font-size="11pt" officeooo:rsid="000c623c" officeooo:paragraph-rsid="00221131" style:font-size-asian="11pt" style:font-size-complex="11pt"/>
    </style:style>
    <style:style style:name="P90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0fe302" officeooo:paragraph-rsid="00235349" style:font-size-asian="11pt" style:font-weight-asian="normal" style:font-size-complex="11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0fe302" officeooo:paragraph-rsid="0024219c" style:font-size-asian="11pt" style:font-weight-asian="normal" style:font-size-complex="11pt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235349" officeooo:paragraph-rsid="002c0377" style:font-size-asian="11pt" style:font-weight-asian="normal" style:font-size-complex="11pt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235349" officeooo:paragraph-rsid="00235349" style:font-size-asian="11pt" style:font-weight-asian="normal" style:font-size-complex="11pt" style:font-weight-complex="normal"/>
    </style:style>
    <style:style style:name="P94" style:family="paragraph" style:parent-style-name="Standard">
      <style:paragraph-properties fo:text-align="justify" style:justify-single-word="false"/>
      <style:text-properties fo:font-size="10pt" fo:font-weight="normal" officeooo:rsid="0010d2cd" officeooo:paragraph-rsid="0029fe5c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use-window-font-color="true" fo:font-size="11pt" fo:font-style="italic" fo:font-weight="normal" officeooo:rsid="0042bd92" officeooo:paragraph-rsid="0042bd92" style:font-size-asian="11pt" style:font-style-asian="italic" style:font-weight-asian="normal" style:font-size-complex="11pt" style:font-style-complex="italic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use-window-font-color="true" fo:font-size="11pt" fo:font-style="italic" fo:font-weight="normal" officeooo:rsid="0042bd92" officeooo:paragraph-rsid="004c8e4a" style:font-size-asian="11pt" style:font-style-asian="italic" style:font-weight-asian="normal" style:font-size-complex="11pt" style:font-style-complex="italic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normal" officeooo:rsid="0042bd92" officeooo:paragraph-rsid="0042bd92" style:font-size-asian="11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normal" officeooo:rsid="0042bd92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bold" officeooo:rsid="004c8e4a" officeooo:paragraph-rsid="004c8e4a" style:font-size-asian="11pt" style:font-style-asian="normal" style:font-weight-asian="bold" style:font-size-complex="11pt" style:font-style-complex="normal" style:font-weight-complex="bold"/>
    </style:style>
    <style:style style:name="P100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bold" officeooo:rsid="0045381b" officeooo:paragraph-rsid="00439613" style:font-size-asian="11pt" style:font-style-asian="normal" style:font-weight-asian="bold" style:font-size-complex="11pt" style:font-style-complex="normal" style:font-weight-complex="bold"/>
    </style:style>
    <style:style style:name="P101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4a616" officeooo:paragraph-rsid="0049fe94" style:font-size-asian="11pt" style:font-style-asian="normal" style:font-weight-asian="normal" style:font-size-complex="11pt" style:font-style-complex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4a616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2b1e8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c8e4a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5319e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116d2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3d242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55f67" officeooo:paragraph-rsid="00555f67" style:font-size-asian="11pt" style:font-style-asian="normal" style:font-weight-asian="normal" style:font-size-complex="11pt" style:font-style-complex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e108be" officeooo:paragraph-rsid="00508065" style:font-size-asian="11pt" style:font-style-asian="normal" style:font-weight-asian="normal" style:font-size-complex="11pt" style:font-style-complex="normal" style:font-weight-complex="normal"/>
    </style:style>
    <style:style style:name="P112" style:family="paragraph" style:parent-style-name="Standard">
      <style:paragraph-properties fo:text-align="justify" style:justify-single-word="false"/>
      <style:text-properties fo:color="#009900" fo:font-size="11pt" fo:font-weight="normal" officeooo:rsid="00123514" officeooo:paragraph-rsid="00123514" style:font-size-asian="11pt" style:font-weight-asian="normal" style:font-size-complex="11pt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color="#009900" fo:font-size="11pt" fo:font-weight="normal" officeooo:rsid="00123514" officeooo:paragraph-rsid="001a56ad" style:font-size-asian="11pt" style:font-weight-asian="normal" style:font-size-complex="11pt" style:font-weight-complex="normal"/>
    </style:style>
    <style:style style:name="P114" style:family="paragraph" style:parent-style-name="Standard">
      <style:paragraph-properties fo:text-align="justify" style:justify-single-word="false"/>
      <style:text-properties fo:color="#009900" fo:font-size="11pt" fo:font-weight="normal" officeooo:rsid="001399a5" officeooo:paragraph-rsid="001399a5" style:font-size-asian="11pt" style:font-weight-asian="normal" style:font-size-complex="11pt" style:font-weight-complex="normal"/>
    </style:style>
    <style:style style:name="P115" style:family="paragraph" style:parent-style-name="Standard">
      <style:paragraph-properties fo:text-align="justify" style:justify-single-word="false"/>
      <style:text-properties fo:color="#009900" fo:font-size="11pt" fo:font-weight="normal" officeooo:rsid="001399a5" officeooo:paragraph-rsid="001a56ad" style:font-size-asian="11pt" style:font-weight-asian="normal" style:font-size-complex="11pt" style:font-weight-complex="normal"/>
    </style:style>
    <style:style style:name="P116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2b1e8" officeooo:paragraph-rsid="0018fde5" style:font-size-asian="11pt" style:font-weight-asian="normal" style:font-size-complex="11pt" style:font-weight-complex="normal"/>
    </style:style>
    <style:style style:name="P117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8fde5" officeooo:paragraph-rsid="0057cae0" style:font-size-asian="11pt" style:font-weight-asian="normal" style:font-size-complex="11pt" style:font-weight-complex="normal"/>
    </style:style>
    <style:style style:name="P118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df728" officeooo:paragraph-rsid="0057cae0" style:font-size-asian="11pt" style:font-weight-asian="normal" style:font-size-complex="11pt" style:font-weight-complex="normal"/>
    </style:style>
    <style:style style:name="P119" style:family="paragraph" style:parent-style-name="Standard">
      <style:paragraph-properties fo:margin-top="0.199cm" fo:margin-bottom="0cm" loext:contextual-spacing="false" fo:text-align="justify" style:justify-single-word="false"/>
      <style:text-properties fo:color="#800000" fo:font-size="11pt" fo:font-weight="normal" officeooo:rsid="001a56ad" officeooo:paragraph-rsid="001a56ad" style:font-size-asian="11pt" style:font-weight-asian="normal" style:font-size-complex="11pt" style:font-weight-complex="normal"/>
    </style:style>
    <style:style style:name="P120" style:family="paragraph" style:parent-style-name="Standard">
      <style:paragraph-properties fo:margin-top="0.199cm" fo:margin-bottom="0cm" loext:contextual-spacing="false" fo:text-align="justify" style:justify-single-word="false"/>
      <style:text-properties fo:color="#800000" fo:font-size="11pt" fo:font-weight="normal" officeooo:rsid="0012b1e8" officeooo:paragraph-rsid="0041222b" style:font-size-asian="11pt" style:font-weight-asian="normal" style:font-size-complex="11pt" style:font-weight-complex="normal"/>
    </style:style>
    <style:style style:name="P121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weight="normal" officeooo:rsid="0012b1e8" officeooo:paragraph-rsid="0041222b" style:font-size-asian="11pt" style:font-weight-asian="normal" style:font-size-complex="11pt" style:font-weight-complex="normal"/>
    </style:style>
    <style:style style:name="P122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weight="normal" officeooo:rsid="0049fe94" officeooo:paragraph-rsid="0049fe94" style:font-size-asian="11pt" style:font-weight-asian="normal" style:font-size-complex="11pt" style:font-weight-complex="normal"/>
    </style:style>
    <style:style style:name="P123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style="normal" fo:font-weight="normal" officeooo:rsid="00439613" officeooo:paragraph-rsid="00439613" style:font-size-asian="11pt" style:font-style-asian="normal" style:font-weight-asian="normal" style:font-size-complex="11pt" style:font-style-complex="normal" style:font-weight-complex="normal"/>
    </style:style>
    <style:style style:name="P124" style:family="paragraph" style:parent-style-name="Text_20_body">
      <style:text-properties officeooo:paragraph-rsid="0052540a"/>
    </style:style>
    <style:style style:name="P125" style:family="paragraph" style:parent-style-name="Text_20_body">
      <style:paragraph-properties fo:text-align="justify" style:justify-single-word="false"/>
      <style:text-properties style:font-name="Liberation Serif" fo:font-size="12pt" style:text-underline-style="none" fo:font-weight="normal" officeooo:rsid="0076cf02" officeooo:paragraph-rsid="005fe31b" fo:background-color="#ffff00" style:font-size-asian="12pt" style:font-weight-asian="normal" style:font-size-complex="12pt" style:font-weight-complex="normal"/>
    </style:style>
    <style:style style:name="P126" style:family="paragraph" style:parent-style-name="Text_20_body">
      <style:text-properties officeooo:paragraph-rsid="0052540a"/>
    </style:style>
    <style:style style:name="P127" style:family="paragraph" style:parent-style-name="Standard">
      <style:paragraph-properties fo:text-align="justify" style:justify-single-word="false"/>
      <style:text-properties fo:font-size="11pt" fo:font-weight="normal" officeooo:rsid="00616aec" officeooo:paragraph-rsid="00616aec" style:font-size-asian="11pt" style:font-weight-asian="normal" style:font-size-complex="11pt" style:font-weight-complex="normal"/>
    </style:style>
    <style:style style:name="P128" style:family="paragraph" style:parent-style-name="Standard">
      <style:paragraph-properties fo:text-align="justify" style:justify-single-word="false"/>
      <style:text-properties fo:font-size="11pt" fo:font-weight="normal" officeooo:rsid="006519dc" officeooo:paragraph-rsid="006519dc" style:font-size-asian="11pt" style:font-weight-asian="normal" style:font-size-complex="11pt" style:font-weight-complex="normal"/>
    </style:style>
    <style:style style:name="P129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673094" style:font-size-asian="11pt" style:font-weight-asian="normal" style:font-size-complex="11pt" style:font-weight-complex="normal"/>
    </style:style>
    <style:style style:name="P130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685be4" style:font-size-asian="11pt" style:font-weight-asian="normal" style:font-size-complex="11pt" style:font-weight-complex="normal"/>
    </style:style>
    <style:style style:name="P131" style:family="paragraph" style:parent-style-name="Standard">
      <style:paragraph-properties fo:text-align="justify" style:justify-single-word="false"/>
      <style:text-properties fo:font-size="11pt" fo:font-weight="normal" officeooo:rsid="006c00c6" officeooo:paragraph-rsid="006c00c6" style:font-size-asian="11pt" style:font-weight-asian="normal" style:font-size-complex="11pt" style:font-weight-complex="normal"/>
    </style:style>
    <style:style style:name="P132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29fe5c" style:font-size-asian="11pt" style:font-weight-asian="normal" style:font-size-complex="11pt" style:font-weight-complex="normal"/>
    </style:style>
    <style:style style:name="P133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6ef850" style:font-size-asian="11pt" style:font-weight-asian="normal" style:font-size-complex="11pt" style:font-weight-complex="normal"/>
    </style:style>
    <style:style style:name="P134" style:family="paragraph" style:parent-style-name="Standard">
      <style:paragraph-properties fo:text-align="justify" style:justify-single-word="false"/>
      <style:text-properties fo:font-size="11pt" fo:font-weight="normal" officeooo:rsid="00265ccf" officeooo:paragraph-rsid="00265ccf" style:font-size-asian="11pt" style:font-weight-asian="normal" style:font-size-complex="11pt" style:font-weight-complex="normal"/>
    </style:style>
    <style:style style:name="P135" style:family="paragraph" style:parent-style-name="Standard">
      <style:paragraph-properties fo:text-align="justify" style:justify-single-word="false"/>
      <style:text-properties fo:font-size="11pt" fo:font-weight="normal" officeooo:rsid="004116d2" officeooo:paragraph-rsid="006ef850" style:font-size-asian="11pt" style:font-weight-asian="normal" style:font-size-complex="11pt" style:font-weight-complex="normal"/>
    </style:style>
    <style:style style:name="P136" style:family="paragraph" style:parent-style-name="Standard">
      <style:paragraph-properties fo:text-align="justify" style:justify-single-word="false"/>
      <style:text-properties fo:font-size="11pt" fo:font-weight="normal" officeooo:rsid="006ef850" officeooo:paragraph-rsid="006ef850" style:font-size-asian="11pt" style:font-weight-asian="normal" style:font-size-complex="11pt" style:font-weight-complex="normal"/>
    </style:style>
    <style:style style:name="P137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6ef850" style:font-size-asian="11pt" style:font-weight-asian="normal" style:font-size-complex="11pt" style:font-weight-complex="normal"/>
    </style:style>
    <style:style style:name="P138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6f155e" style:font-size-asian="11pt" style:font-weight-asian="normal" style:font-size-complex="11pt" style:font-weight-complex="normal"/>
    </style:style>
    <style:style style:name="P139" style:family="paragraph" style:parent-style-name="Standard">
      <style:paragraph-properties fo:text-align="justify" style:justify-single-word="false"/>
      <style:text-properties fo:font-size="11pt" fo:font-weight="normal" officeooo:rsid="002bd6b0" officeooo:paragraph-rsid="006f155e" style:font-size-asian="11pt" style:font-weight-asian="normal" style:font-size-complex="11pt" style:font-weight-complex="normal"/>
    </style:style>
    <style:style style:name="P140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1eeb03" style:font-size-asian="11pt" style:font-weight-asian="normal" style:font-size-complex="11pt" style:font-weight-complex="normal"/>
    </style:style>
    <style:style style:name="P141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265ccf" style:font-size-asian="11pt" style:font-weight-asian="normal" style:font-size-complex="11pt" style:font-weight-complex="normal"/>
    </style:style>
    <style:style style:name="P142" style:family="paragraph" style:parent-style-name="Standard">
      <style:paragraph-properties fo:text-align="justify" style:justify-single-word="false"/>
      <style:text-properties fo:font-size="11pt" fo:font-style="normal" fo:font-weight="normal" officeooo:rsid="0012b1e8" officeooo:paragraph-rsid="00685be4" style:font-size-asian="11pt" style:font-style-asian="normal" style:font-weight-asian="normal" style:font-size-complex="11pt" style:font-style-complex="normal" style:font-weight-complex="normal"/>
    </style:style>
    <style:style style:name="P143" style:family="paragraph" style:parent-style-name="Standard">
      <style:paragraph-properties fo:text-align="justify" style:justify-single-word="false"/>
      <style:text-properties fo:font-size="11pt" fo:font-style="normal" fo:font-weight="normal" officeooo:rsid="002834d6" officeooo:paragraph-rsid="001a56ad" style:font-size-asian="11pt" style:font-style-asian="normal" style:font-weight-asian="normal" style:font-size-complex="11pt" style:font-style-complex="normal" style:font-weight-complex="normal"/>
    </style:style>
    <style:style style:name="P144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616aec" officeooo:paragraph-rsid="00627e61" style:font-size-asian="11pt" style:font-weight-asian="normal" style:font-size-complex="11pt" style:font-weight-complex="normal"/>
    </style:style>
    <style:style style:name="P145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616aec" officeooo:paragraph-rsid="006519dc" style:font-size-asian="11pt" style:font-weight-asian="normal" style:font-size-complex="11pt" style:font-weight-complex="normal"/>
    </style:style>
    <style:style style:name="P146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616aec" officeooo:paragraph-rsid="00616aec" style:font-size-asian="11pt" style:font-weight-asian="normal" style:font-size-complex="11pt" style:font-weight-complex="normal"/>
    </style:style>
    <style:style style:name="P147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616aec" officeooo:paragraph-rsid="006ef850" style:font-size-asian="11pt" style:font-weight-asian="normal" style:font-size-complex="11pt" style:font-weight-complex="normal"/>
    </style:style>
    <style:style style:name="P148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616aec" officeooo:paragraph-rsid="006f155e" style:font-size-asian="11pt" style:font-weight-asian="normal" style:font-size-complex="11pt" style:font-weight-complex="normal"/>
    </style:style>
    <style:style style:name="P149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159758" officeooo:paragraph-rsid="00616aec" style:font-size-asian="11pt" style:font-weight-asian="normal" style:font-size-complex="11pt" style:font-weight-complex="normal"/>
    </style:style>
    <style:style style:name="P150" style:family="paragraph" style:parent-style-name="Standard">
      <style:paragraph-properties fo:text-align="justify" style:justify-single-word="false"/>
      <style:text-properties fo:color="#006600" fo:font-size="11pt" fo:font-weight="normal" officeooo:rsid="0029fe5c" officeooo:paragraph-rsid="0029fe5c" style:font-size-asian="11pt" style:font-weight-asian="normal" style:font-size-complex="11pt" style:font-weight-complex="normal"/>
    </style:style>
    <style:style style:name="P151" style:family="paragraph" style:parent-style-name="Standard">
      <style:paragraph-properties fo:text-align="justify" style:justify-single-word="false"/>
      <style:text-properties fo:color="#006600" fo:font-size="11pt" fo:font-weight="normal" officeooo:rsid="0029fe5c" officeooo:paragraph-rsid="004e8ba8" style:font-size-asian="11pt" style:font-weight-asian="normal" style:font-size-complex="11pt" style:font-weight-complex="normal"/>
    </style:style>
    <style:style style:name="P152" style:family="paragraph" style:parent-style-name="Standard">
      <style:paragraph-properties fo:text-align="justify" style:justify-single-word="false"/>
      <style:text-properties fo:color="#006600" fo:font-size="11pt" fo:font-weight="normal" officeooo:rsid="00591dc5" officeooo:paragraph-rsid="00591dc5" style:font-size-asian="11pt" style:font-weight-asian="normal" style:font-size-complex="11pt" style:font-weight-complex="normal"/>
    </style:style>
    <style:style style:name="P153" style:family="paragraph" style:parent-style-name="Standard">
      <style:paragraph-properties fo:text-align="justify" style:justify-single-word="false"/>
      <style:text-properties fo:color="#006600" fo:font-size="11pt" fo:font-weight="normal" officeooo:rsid="0057cae0" officeooo:paragraph-rsid="0057cae0" style:font-size-asian="11pt" style:font-weight-asian="normal" style:font-size-complex="11pt" style:font-weight-complex="normal"/>
    </style:style>
    <style:style style:name="P154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29fe5c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55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29fe5c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56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2b1e8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5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2b1e8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58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bd6b0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59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55f67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60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61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c8e4a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62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c8e4a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63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f155e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64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16aec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65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style="normal" fo:font-weight="bold" officeooo:rsid="00426ad7" officeooo:paragraph-rsid="0041222b" style:font-size-asian="11pt" style:font-style-asian="normal" style:font-weight-asian="bold" style:font-size-complex="11pt" style:font-style-complex="normal" style:font-weight-complex="bold"/>
    </style:style>
    <style:style style:name="P16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67" style:family="paragraph">
      <style:paragraph-properties fo:text-align="justify"/>
    </style:style>
    <style:style style:name="T1" style:family="text">
      <style:text-properties officeooo:rsid="001fbc03"/>
    </style:style>
    <style:style style:name="T2" style:family="text">
      <style:text-properties officeooo:rsid="0014a616"/>
    </style:style>
    <style:style style:name="T3" style:family="text">
      <style:text-properties officeooo:rsid="001652b0"/>
    </style:style>
    <style:style style:name="T4" style:family="text">
      <style:text-properties officeooo:rsid="001df728"/>
    </style:style>
    <style:style style:name="T5" style:family="text">
      <style:text-properties officeooo:rsid="005be1a7"/>
    </style:style>
    <style:style style:name="T6" style:family="text">
      <style:text-properties officeooo:rsid="0020f779"/>
    </style:style>
    <style:style style:name="T7" style:family="text">
      <style:text-properties officeooo:rsid="001399a5"/>
    </style:style>
    <style:style style:name="T8" style:family="text">
      <style:text-properties officeooo:rsid="00169197"/>
    </style:style>
    <style:style style:name="T9" style:family="text">
      <style:text-properties officeooo:rsid="00184d79"/>
    </style:style>
    <style:style style:name="T10" style:family="text">
      <style:text-properties officeooo:rsid="00190e3d"/>
    </style:style>
    <style:style style:name="T11" style:family="text">
      <style:text-properties officeooo:rsid="0026497d"/>
    </style:style>
    <style:style style:name="T12" style:family="text">
      <style:text-properties officeooo:rsid="001a56ad"/>
    </style:style>
    <style:style style:name="T13" style:family="text">
      <style:text-properties officeooo:rsid="001ac214"/>
    </style:style>
    <style:style style:name="T14" style:family="text">
      <style:text-properties officeooo:rsid="001bcdf6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58c6e" style:font-style-asian="normal" style:font-style-complex="normal"/>
    </style:style>
    <style:style style:name="T17" style:family="text">
      <style:text-properties fo:font-style="normal" officeooo:rsid="002834d6" style:font-style-asian="normal" style:font-style-complex="normal"/>
    </style:style>
    <style:style style:name="T18" style:family="text">
      <style:text-properties fo:font-style="normal" officeooo:rsid="00267476" style:font-style-asian="normal" style:font-style-complex="normal"/>
    </style:style>
    <style:style style:name="T19" style:family="text">
      <style:text-properties fo:font-style="normal" officeooo:rsid="0012b1e8" style:font-style-asian="normal" style:font-style-complex="normal"/>
    </style:style>
    <style:style style:name="T20" style:family="text">
      <style:text-properties fo:font-style="normal" officeooo:rsid="001cc8d1" style:font-style-asian="normal" style:font-style-complex="normal"/>
    </style:style>
    <style:style style:name="T21" style:family="text">
      <style:text-properties fo:font-style="normal" officeooo:rsid="001bcdf6" style:font-style-asian="normal" style:font-style-complex="normal"/>
    </style:style>
    <style:style style:name="T22" style:family="text">
      <style:text-properties fo:font-style="normal" officeooo:rsid="005b8096" style:font-style-asian="normal" style:font-style-complex="normal"/>
    </style:style>
    <style:style style:name="T23" style:family="text">
      <style:text-properties officeooo:rsid="0020aa90"/>
    </style:style>
    <style:style style:name="T24" style:family="text">
      <style:text-properties officeooo:rsid="00235349"/>
    </style:style>
    <style:style style:name="T25" style:family="text">
      <style:text-properties style:font-name="Liberation Serif"/>
    </style:style>
    <style:style style:name="T26" style:family="text">
      <style:text-properties style:font-name="Liberation Serif" officeooo:rsid="000fe302"/>
    </style:style>
    <style:style style:name="T27" style:family="text">
      <style:text-properties style:font-name="Liberation Serif" officeooo:rsid="0024219c"/>
    </style:style>
    <style:style style:name="T28" style:family="text">
      <style:text-properties style:font-name="Liberation Serif" fo:font-style="normal" style:font-style-asian="normal" style:font-style-complex="normal"/>
    </style:style>
    <style:style style:name="T29" style:family="text">
      <style:text-properties style:font-name="Liberation Serif" fo:font-style="normal" officeooo:rsid="0112aed4" style:font-style-asian="normal" style:font-style-complex="normal"/>
    </style:style>
    <style:style style:name="T30" style:family="text">
      <style:text-properties style:font-name="Liberation Serif" fo:font-style="normal" officeooo:rsid="000e7b7d" style:font-style-asian="normal" style:font-style-complex="normal"/>
    </style:style>
    <style:style style:name="T31" style:family="text">
      <style:text-properties style:font-name="Liberation Serif" fo:font-style="normal" officeooo:rsid="00e108be" style:font-style-asian="normal" style:font-style-complex="normal"/>
    </style:style>
    <style:style style:name="T32" style:family="text">
      <style:text-properties style:font-name="Liberation Serif" fo:font-style="normal" officeooo:rsid="00508065" style:font-style-asian="normal" style:font-style-complex="normal"/>
    </style:style>
    <style:style style:name="T33" style:family="text">
      <style:text-properties style:font-name="Liberation Serif" fo:font-style="normal" officeooo:rsid="005124c3" style:font-style-asian="normal" style:font-style-complex="normal"/>
    </style:style>
    <style:style style:name="T34" style:family="text">
      <style:text-properties style:font-name="Liberation Serif" fo:font-style="normal" officeooo:rsid="005aef0e" style:font-style-asian="normal" style:font-style-complex="normal"/>
    </style:style>
    <style:style style:name="T35" style:family="text">
      <style:text-properties style:font-name="Liberation Serif" fo:font-style="normal" officeooo:rsid="0029fe5c" style:font-style-asian="normal" style:font-style-complex="normal"/>
    </style:style>
    <style:style style:name="T36" style:family="text">
      <style:text-properties style:font-name="Liberation Serif" fo:font-style="normal" fo:font-weight="normal" officeooo:rsid="001d9032" style:font-size-asian="11pt" style:font-style-asian="normal" style:font-weight-asian="normal" style:font-style-complex="normal" style:font-weight-complex="normal"/>
    </style:style>
    <style:style style:name="T37" style:family="text">
      <style:text-properties style:font-name="Liberation Serif" fo:font-style="normal" fo:font-weight="normal" officeooo:rsid="0112aed4" style:font-size-asian="11pt" style:font-style-asian="normal" style:font-weight-asian="normal" style:font-style-complex="normal" style:font-weight-complex="normal"/>
    </style:style>
    <style:style style:name="T38" style:family="text">
      <style:text-properties style:font-name="Liberation Serif" officeooo:rsid="0012b1e8"/>
    </style:style>
    <style:style style:name="T39" style:family="text">
      <style:text-properties style:font-name="Liberation Serif" officeooo:rsid="0014a616"/>
    </style:style>
    <style:style style:name="T40" style:family="text">
      <style:text-properties style:font-name="Liberation Serif" officeooo:rsid="0026497d"/>
    </style:style>
    <style:style style:name="T41" style:family="text">
      <style:text-properties style:font-name="Liberation Serif" officeooo:rsid="00508065"/>
    </style:style>
    <style:style style:name="T42" style:family="text">
      <style:text-properties style:font-name="Liberation Serif" officeooo:rsid="00e108be"/>
    </style:style>
    <style:style style:name="T43" style:family="text">
      <style:text-properties style:font-name="Liberation Serif" fo:font-weight="normal" officeooo:rsid="010e665c" fo:background-color="transparent" loext:char-shading-value="0" style:font-size-asian="11pt" style:font-weight-asian="normal" style:font-weight-complex="normal"/>
    </style:style>
    <style:style style:name="T44" style:family="text">
      <style:text-properties style:font-name="Liberation Serif" fo:font-weight="normal" officeooo:rsid="001abc1b" fo:background-color="transparent" loext:char-shading-value="0" style:font-size-asian="11pt" style:font-weight-asian="normal" style:font-weight-complex="normal"/>
    </style:style>
    <style:style style:name="T45" style:family="text">
      <style:text-properties style:font-name="Liberation Serif" fo:font-weight="normal" officeooo:rsid="010ed1e2" fo:background-color="transparent" loext:char-shading-value="0" style:font-size-asian="11pt" style:font-weight-asian="normal" style:font-weight-complex="normal"/>
    </style:style>
    <style:style style:name="T46" style:family="text">
      <style:text-properties style:font-name="Liberation Serif" fo:font-weight="normal" officeooo:rsid="01104453" fo:background-color="transparent" loext:char-shading-value="0" style:font-size-asian="11pt" style:font-weight-asian="normal" style:font-weight-complex="normal"/>
    </style:style>
    <style:style style:name="T47" style:family="text">
      <style:text-properties style:font-name="Liberation Serif" fo:font-weight="normal" officeooo:rsid="001abc1b" fo:background-color="#ffffff" loext:char-shading-value="0" style:font-size-asian="11pt" style:font-weight-asian="normal" style:font-weight-complex="normal"/>
    </style:style>
    <style:style style:name="T48" style:family="text">
      <style:text-properties style:font-name="Liberation Serif" officeooo:rsid="00616aec"/>
    </style:style>
    <style:style style:name="T49" style:family="text">
      <style:text-properties style:font-name="Liberation Serif" officeooo:rsid="006f155e"/>
    </style:style>
    <style:style style:name="T50" style:family="text">
      <style:text-properties officeooo:rsid="002b3183"/>
    </style:style>
    <style:style style:name="T51" style:family="text">
      <style:text-properties officeooo:rsid="000d59b1"/>
    </style:style>
    <style:style style:name="T52" style:family="text">
      <style:text-properties officeooo:rsid="002dc9ad"/>
    </style:style>
    <style:style style:name="T53" style:family="text">
      <style:text-properties officeooo:rsid="002e7adf"/>
    </style:style>
    <style:style style:name="T54" style:family="text">
      <style:text-properties officeooo:rsid="004941cb"/>
    </style:style>
    <style:style style:name="T55" style:family="text">
      <style:text-properties officeooo:rsid="004caf97"/>
    </style:style>
    <style:style style:name="T56" style:family="text">
      <style:text-properties officeooo:rsid="00508065"/>
    </style:style>
    <style:style style:name="T57" style:family="text">
      <style:text-properties style:use-window-font-color="true" style:font-name="Liberation Serif" fo:font-size="11pt" fo:font-style="normal" fo:font-weight="normal" officeooo:rsid="004f01c8" style:font-size-asian="11pt" style:font-style-asian="normal" style:font-weight-asian="normal" style:font-size-complex="11pt" style:font-style-complex="normal" style:font-weight-complex="normal"/>
    </style:style>
    <style:style style:name="T58" style:family="text">
      <style:text-properties style:use-window-font-color="true" style:font-name="Liberation Serif" fo:font-style="normal" officeooo:rsid="006f155e" style:font-style-asian="normal" style:font-style-complex="normal"/>
    </style:style>
    <style:style style:name="T59" style:family="text">
      <style:text-properties style:use-window-font-color="true" officeooo:rsid="005109c7"/>
    </style:style>
    <style:style style:name="T60" style:family="text">
      <style:text-properties style:use-window-font-color="true" officeooo:rsid="00426ad7"/>
    </style:style>
    <style:style style:name="T61" style:family="text">
      <style:text-properties style:use-window-font-color="true" fo:font-style="normal" style:font-style-asian="normal" style:font-style-complex="normal"/>
    </style:style>
    <style:style style:name="T62" style:family="text">
      <style:text-properties style:use-window-font-color="true" fo:font-style="normal" officeooo:rsid="001cc8d1" style:font-style-asian="normal" style:font-style-complex="normal"/>
    </style:style>
    <style:style style:name="T63" style:family="text">
      <style:text-properties style:use-window-font-color="true" fo:font-style="normal" officeooo:rsid="002834d6" style:font-style-asian="normal" style:font-style-complex="normal"/>
    </style:style>
    <style:style style:name="T64" style:family="text">
      <style:text-properties style:use-window-font-color="true" officeooo:rsid="0069b6ed"/>
    </style:style>
    <style:style style:name="T65" style:family="text">
      <style:text-properties officeooo:rsid="005109c7"/>
    </style:style>
    <style:style style:name="T66" style:family="text">
      <style:text-properties officeooo:rsid="0052540a"/>
    </style:style>
    <style:style style:name="T67" style:family="text">
      <style:text-properties officeooo:rsid="0056258f"/>
    </style:style>
    <style:style style:name="T68" style:family="text">
      <style:text-properties officeooo:rsid="0057bef1"/>
    </style:style>
    <style:style style:name="T69" style:family="text">
      <style:text-properties officeooo:rsid="005aef0e"/>
    </style:style>
    <style:style style:name="T70" style:family="text">
      <style:text-properties officeooo:rsid="005d565a"/>
    </style:style>
    <style:style style:name="T71" style:family="text">
      <style:text-properties officeooo:rsid="00616aec"/>
    </style:style>
    <style:style style:name="T72" style:family="text">
      <style:text-properties officeooo:rsid="00627e61"/>
    </style:style>
    <style:style style:name="T73" style:family="text">
      <style:text-properties officeooo:rsid="006519dc"/>
    </style:style>
    <style:style style:name="T74" style:family="text">
      <style:text-properties officeooo:rsid="00685be4"/>
    </style:style>
    <style:style style:name="T75" style:family="text">
      <style:text-properties officeooo:rsid="0069b6ed"/>
    </style:style>
    <style:style style:name="T76" style:family="text">
      <style:text-properties officeooo:rsid="006ef850"/>
    </style:style>
    <style:style style:name="T77" style:family="text">
      <style:text-properties officeooo:rsid="006f155e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Главная страница</text:p>
      <text:p text:style-name="P77"/>
      <text:p text:style-name="P77"/>
      <text:p text:style-name="P77">Приложения</text:p>
      <text:p text:style-name="P54"/>
      <text:p text:style-name="P53">На платформе Veda разработан ряд приложений для решения задач вашего предприятия.</text:p>
      <text:p text:style-name="P53"/>
      <text:p text:style-name="P53">Любой сотрудник может играть определенную роль в каждом из них.</text:p>
      <text:p text:style-name="P53"/>
      <text:p text:style-name="P53"/>
      <text:p text:style-name="P53">Совокупность ролей в каждом из доступных приложений формирует для пользователя</text:p>
      <text:p text:style-name="P53"/>
      <text:p text:style-name="P53">его персональный интерфейс, который мы называем аспект.</text:p>
      <text:p text:style-name="P53"/>
      <text:p text:style-name="P53"/>
      <text:p text:style-name="P53">Аспект — это картина бизнеса в информационной системе с точки зрения пользователя</text:p>
      <text:p text:style-name="P53"/>
      <text:p text:style-name="P53">с учетом его позиции в структуре предприятия.</text:p>
      <text:p text:style-name="P53"/>
      <text:p text:style-name="P53"/>
      <text:p text:style-name="P53">Приложения на основе платформы Veda уже включают в себя набор объектов и процессов,</text:p>
      <text:p text:style-name="P53"/>
      <text:p text:style-name="P53">что сокращает трудоемкость и сроки внедрения информационной системы.</text:p>
      <text:p text:style-name="P53"/>
      <text:p text:style-name="P53"/>
      <text:p text:style-name="P53">Некоторые приложения мы предлагаем в нескольких вариантах</text:p>
      <text:p text:style-name="P53"/>
      <text:p text:style-name="P53">с различной степенью проработки в зависимости от потребностей предприятия.</text:p>
      <text:p text:style-name="P53"/>
      <text:p text:style-name="P53"/>
      <text:p text:style-name="P53">Составляющие приложений можно изменять и адаптировать</text:p>
      <text:p text:style-name="P53"/>
      <text:p text:style-name="P53">под актуальные задачи предприятия «на лету».</text:p>
      <text:p text:style-name="P53"/>
      <text:p text:style-name="P53"/>
      <text:p text:style-name="P78">Applications</text:p>
      <text:p text:style-name="P53"/>
      <text:p text:style-name="P53">Using Veda platform we implemented a set of applications</text:p>
      <text:p text:style-name="P53"/>
      <text:p text:style-name="P53">solving important tasks for your business.</text:p>
      <text:p text:style-name="P53"/>
      <text:p text:style-name="P53">Any employee can play specific role in any of them.</text:p>
      <text:p text:style-name="P53"/>
      <text:p text:style-name="P53"/>
      <text:p text:style-name="P53">The sum of user's roles in deployed applications</text:p>
      <text:p text:style-name="P53"/>
      <text:p text:style-name="P53">forms personal interface we call an aspect.</text:p>
      <text:p text:style-name="P53"/>
      <text:p text:style-name="P53"/>
      <text:p text:style-name="P53">Aspect — is a reflection of business in information system from user's perspective</text:p>
      <text:p text:style-name="P53"/>
      <text:p text:style-name="P53">considering his/her position in enterprise.</text:p>
      <text:p text:style-name="P53"/>
      <text:p text:style-name="P53"/>
      <text:p text:style-name="P53">Applications on Veda platform include a set of objects and processes.</text:p>
      <text:p text:style-name="P53"/>
      <text:p text:style-name="P53">This significantly reduces labor costs &amp; saves time for deployment.</text:p>
      <text:p text:style-name="P53"><text:soft-page-break/></text:p>
      <text:p text:style-name="P53"/>
      <text:p text:style-name="P53">Some applications are offered in several variants</text:p>
      <text:p text:style-name="P53"/>
      <text:p text:style-name="P53">with varying details level depending on the business needs.</text:p>
      <text:p text:style-name="P53"/>
      <text:p text:style-name="P53"/>
      <text:p text:style-name="P53">The components of the applications can be changed and adapted</text:p>
      <text:p text:style-name="P53"/>
      <text:p text:style-name="P53">to the actual tasks "on the fly."</text:p>
      <text:p text:style-name="P30"/>
      <text:p text:style-name="P81"/>
      <text:p text:style-name="P81"/>
      <text:p text:style-name="P81">Страница Приложения</text:p>
      <text:p text:style-name="P30"/>
      <text:p text:style-name="P55">Слоган:</text:p>
      <text:p text:style-name="P55"/>
      <text:p text:style-name="P79">Выбирайте, что нравится,</text:p>
      <text:p text:style-name="P79">а мы сделаем, чтобы вам подошло!</text:p>
      <text:p text:style-name="P57"/>
      <text:p text:style-name="P58">Ваши выгоды:</text:p>
      <text:p text:style-name="P58"/>
      <text:p text:style-name="P57">Отлаженные деловые процессы позволяют ставить задачи исполнителям, отслеживать ход выполнения.</text:p>
      <text:p text:style-name="P57"/>
      <text:p text:style-name="P57">Единые регламенты для сложных процессов.</text:p>
      <text:p text:style-name="P57"/>
      <text:p text:style-name="P57">Четкое разграничение прав и полномочий</text:p>
      <text:p text:style-name="P30"/>
      <text:p text:style-name="P30"/>
      <text:p text:style-name="P30">В рамках <text:span text:style-name="T52">приложений </text:span>мы предлагаем:</text:p>
      <text:p text:style-name="P29"><text:span text:style-name="T9">Шаблоны</text:span> докум<text:span text:style-name="T9">е</text:span>нтов</text:p>
      <text:p text:style-name="P29">Справочники</text:p>
      <text:p text:style-name="P29">Печатные формы</text:p>
      <text:p text:style-name="P29">Формы отчетов</text:p>
      <text:p text:style-name="P29"/>
      <text:p text:style-name="P29">Преднастроенные и свободные маршруты</text:p>
      <text:p text:style-name="P30">Версионность документов</text:p>
      <text:p text:style-name="P30">Статусы документов</text:p>
      <text:p text:style-name="P35">Создание связанных документов</text:p>
      <text:p text:style-name="P35">Создание новых документов путем копирования существующих</text:p>
      <text:p text:style-name="P20"/>
      <text:p text:style-name="P20">Уведомления по e-mail</text:p>
      <text:p text:style-name="P20">Мобильное приложение</text:p>
      <text:p text:style-name="P20">Интеграция с 1С, SAP</text:p>
      <text:p text:style-name="P20"/>
      <text:p text:style-name="P125">Внедрение совокупности нескольких решений позволяет достичь значительного синергетического эффекта при использовании системы</text:p>
      <text:p text:style-name="P56"/>
      <text:p text:style-name="P56"/>
      <text:p text:style-name="P83"><text:span text:style-name="T56">К</text:span>онтрагент<text:span text:style-name="T56">ы</text:span></text:p>
      <text:p text:style-name="P1"/>
      <text:p text:style-name="P75">Слоган:</text:p>
      <text:p text:style-name="P75"/>
      <text:p text:style-name="P76">Всегда актуальная база клиентов и поставщиков у вас под рукой!</text:p>
      <text:p text:style-name="P1"/>
      <text:p text:style-name="P62"><text:soft-page-break/>По кнопке «Подробнее»:</text:p>
      <text:p text:style-name="P2"><text:span text:style-name="T53">Приложение п</text:span>редназначено для <text:span text:style-name="T3">централизации работы и детального анализа данных по каждому отдельному контрагенту, проведения формализованной процедуры проверки соответствия поставщиков внутренним требованиям организации.</text:span></text:p>
      <text:p text:style-name="P1"/>
      <text:p text:style-name="P3">Включает в себя <text:span text:style-name="T4">автоматизацию полного цикла работы с контрагентами.</text:span></text:p>
      <text:p text:style-name="P3"/>
      <text:p text:style-name="P10">Ключевые возможности:</text:p>
      <text:p text:style-name="P14"><text:span text:style-name="T1">Единообразн</text:span>ый<text:span text:style-name="T1"> учет контрагентов</text:span></text:p>
      <text:p text:style-name="P14">Исключение дублирования</text:p>
      <text:p text:style-name="P65">Актуальная информация</text:p>
      <text:p text:style-name="P74">Выполнение требований закона</text:p>
      <text:p text:style-name="P3"/>
      <text:p text:style-name="P117"><text:span text:style-name="T74">Приложение</text:span> позволит:</text:p>
      <text:p text:style-name="P117"><text:span text:style-name="T65">У</text:span>порядочить и структурировать информацию о контрагентах <text:span text:style-name="T1">в соответствии с заданными параметрами</text:span></text:p>
      <text:p text:style-name="P117"><text:span text:style-name="T65">П</text:span>роводить <text:span text:style-name="T4">формализованные процедуры проверки соответствия поставщиков внутренним требованиям организации</text:span></text:p>
      <text:p text:style-name="P117"><text:span text:style-name="T65">О</text:span>перативно вносить изменения <text:span text:style-name="T14">данных контрагентов</text:span></text:p>
      <text:p text:style-name="P13"><text:span text:style-name="T1">Составлять заявк</text:span>и<text:span text:style-name="T1"> на создание контрагента</text:span></text:p>
      <text:p text:style-name="P19">Вн<text:span text:style-name="T68">осить</text:span> изменени<text:span text:style-name="T68">я</text:span> данных контрагента в процессе работы</text:p>
      <text:p text:style-name="P71">Формировать полное досье контрагента</text:p>
      <text:p text:style-name="P19">А<text:span text:style-name="T6">втоматически вычислять категорию контрагента в соответствии с заданными правилами</text:span></text:p>
      <text:p text:style-name="P118">Проводить процедуры проверки и согласования контрагента <text:s/>на соответствие внутренним требованиям организации</text:p>
      <text:p text:style-name="P3"/>
      <text:p text:style-name="P112">Бизнес-объекты</text:p>
      <text:p text:style-name="P5"/>
      <text:p text:style-name="P127">Документы:</text:p>
      <text:p text:style-name="P7">- Организация</text:p>
      <text:p text:style-name="P12">- Обособленное подразделение</text:p>
      <text:p text:style-name="P5">- Досье</text:p>
      <text:p text:style-name="P5">- Заявка на создание/изменение контрагента</text:p>
      <text:p text:style-name="P5">- Запрос на согласование контрагента</text:p>
      <text:p text:style-name="P5">- Единый лист оценки <text:span text:style-name="T7">+ Заключения внутренних служб и специалистов</text:span></text:p>
      <text:p text:style-name="P25"/>
      <text:p text:style-name="P26">Справочник<text:span text:style-name="T71">и:</text:span></text:p>
      <text:p text:style-name="P26">- «Организационн<text:span text:style-name="T10">ая структура</text:span>»</text:p>
      <text:p text:style-name="P24">- «Организационно-правовая форма»</text:p>
      <text:p text:style-name="P25">- «<text:span text:style-name="T10">В</text:span>иды деятельности по ОКВЭД»</text:p>
      <text:p text:style-name="P25">- «<text:span text:style-name="T10">Тип взаимодействия</text:span>» <text:span text:style-name="T10">(в</text:span>иды деятельности по ОКВЭД<text:span text:style-name="T10">)</text:span></text:p>
      <text:p text:style-name="P31">- «Вид платежа»</text:p>
      <text:p text:style-name="P31">- «Вид поставки»</text:p>
      <text:p text:style-name="P31">- «Валюта»</text:p>
      <text:p text:style-name="P31">- «Тема заявки»</text:p>
      <text:p text:style-name="P27"/>
      <text:p text:style-name="P27">Печатн<text:span text:style-name="T71">ая</text:span> форм<text:span text:style-name="T71">а</text:span></text:p>
      <text:p text:style-name="P5"/>
      <text:p text:style-name="P114">Бизнес-процессы</text:p>
      <text:p text:style-name="P114"/>
      <text:p text:style-name="P9">Проверка <text:span text:style-name="T72">на уникальность</text:span></text:p>
      <text:p text:style-name="P8">Автоматическое вычисление категории</text:p>
      <text:p text:style-name="P72">Вычисление итоговой оценки</text:p>
      <text:p text:style-name="P22"><text:span text:style-name="T48">Автоматизированные</text:span><text:span text:style-name="T25"> маршруты</text:span></text:p>
      <text:p text:style-name="P144">Свободный маршрут</text:p>
      <text:p text:style-name="P144"><text:soft-page-break/>Частные задачи</text:p>
      <text:p text:style-name="P73"/>
      <text:p text:style-name="P15"/>
      <text:p text:style-name="P153">Дополнительные опции</text:p>
      <text:p text:style-name="P66"/>
      <text:p text:style-name="P4"><text:span text:style-name="T74">Приложение «Контрагенты» с</text:span>вязано с<text:span text:style-name="T5">о большинством приложений на основе платформы Veda.</text:span></text:p>
      <text:p text:style-name="P116"/>
      <text:p text:style-name="P119">Аудиты безопасности</text:p>
      <text:p text:style-name="P123"/>
      <text:p text:style-name="P123">Слоган:</text:p>
      <text:p text:style-name="P165">Безопасность на первом месте! / Работайте безопасно!</text:p>
      <text:p text:style-name="P121"/>
      <text:p text:style-name="P122">По кнопке «Подробнее»:</text:p>
      <text:p text:style-name="P121"><text:span text:style-name="T75">Приложение п</text:span>редназначено для <text:span text:style-name="T11">автоматизации планирования и проведения аудитов, контроля <text:s/>выполнения планов реализации.</text:span></text:p>
      <text:p text:style-name="P11"/>
      <text:p text:style-name="P11">Ключевые возможности:</text:p>
      <text:p text:style-name="P68"><text:span text:style-name="T20">П</text:span><text:span text:style-name="T15">ланирование аудитов</text:span></text:p>
      <text:p text:style-name="P41"><text:span text:style-name="T20">С</text:span><text:span text:style-name="T16">писк</text:span><text:span text:style-name="T22">и</text:span><text:span text:style-name="T15"> участников </text:span><text:span text:style-name="T17">рабочих групп</text:span></text:p>
      <text:p text:style-name="P41"><text:span text:style-name="T17">Фикс</text:span><text:span text:style-name="T22">ация</text:span><text:span text:style-name="T17"> наблюдени</text:span><text:span text:style-name="T15">й</text:span><text:span text:style-name="T17"> </text:span><text:span text:style-name="T22">согласно</text:span><text:span text:style-name="T18"> тр</text:span><text:span text:style-name="T17">ебованиям стандартов</text:span></text:p>
      <text:p text:style-name="P41"><text:span text:style-name="T22">П</text:span><text:span text:style-name="T19">лан мероприятий</text:span></text:p>
      <text:p text:style-name="P142">Назначение ответственных</text:p>
      <text:p text:style-name="P130"><text:span text:style-name="T62">К</text:span><text:span text:style-name="T63">онтроль выполнения</text:span></text:p>
      <text:p text:style-name="P131"><text:span text:style-name="T63">С</text:span><text:span text:style-name="T61">нижение рисков</text:span></text:p>
      <text:p text:style-name="P120"/>
      <text:p text:style-name="P44"><text:span text:style-name="T64">Приложение</text:span> позволит:</text:p>
      <text:p text:style-name="P43"><text:span text:style-name="T65">П</text:span>ланировать проведение <text:span text:style-name="T21">предстоящих </text:span>аудитов</text:p>
      <text:p text:style-name="P43"><text:span text:style-name="T65">П</text:span>ланировать мероприятия по устранению выявленных в ходе аудитов недостатков, <text:span text:style-name="T70">в том числе в отношении подрядчиков</text:span></text:p>
      <text:p text:style-name="P43"><text:span text:style-name="T65">Н</text:span>азначать ответственных за выполнение <text:span text:style-name="T23">мероприятий</text:span></text:p>
      <text:p text:style-name="P43"><text:span text:style-name="T65">К</text:span>онтролировать выполнение мероприятий</text:p>
      <text:p text:style-name="P69">Оценивать устранение недостатков</text:p>
      <text:p text:style-name="P67"><text:span text:style-name="T59">П</text:span><text:span text:style-name="T60">овысить безопасность работы</text:span></text:p>
      <text:p text:style-name="P120"/>
      <text:p text:style-name="P113">Бизнес-объекты</text:p>
      <text:p text:style-name="P113"/>
      <text:p text:style-name="P128">Документы:</text:p>
      <text:p text:style-name="P37">- Аудит безопасности</text:p>
      <text:p text:style-name="P36">- Мероприятие аудита безопасности</text:p>
      <text:p text:style-name="P36">- Оценка аудита</text:p>
      <text:p text:style-name="P63">- Годовая программа аудитов</text:p>
      <text:p text:style-name="P33"/>
      <text:p text:style-name="P34">Справочник<text:span text:style-name="T73">и:</text:span></text:p>
      <text:p text:style-name="P34">- «<text:span text:style-name="T12">Отрасли экономической деятельности</text:span>»</text:p>
      <text:p text:style-name="P32">- «<text:span text:style-name="T13">Перечень проверяемых параметров</text:span>»</text:p>
      <text:p text:style-name="P32">- «<text:span text:style-name="T8">Организационн</text:span>ая структура»</text:p>
      <text:p text:style-name="P32">- «<text:span text:style-name="T13">Виды аудита</text:span>»</text:p>
      <text:p text:style-name="P28"/>
      <text:p text:style-name="P28">Печатные формы</text:p>
      <text:p text:style-name="P38"/>
      <text:p text:style-name="P38">Отчеты:</text:p>
      <text:p text:style-name="P38">- <text:span text:style-name="T73">По сотрудникам</text:span></text:p>
      <text:p text:style-name="P38">- <text:span text:style-name="T73">По просроченным мероприятиям</text:span></text:p>
      <text:p text:style-name="P6"><text:soft-page-break/></text:p>
      <text:p text:style-name="P115">Бизнес-процессы</text:p>
      <text:p text:style-name="P145"/>
      <text:p text:style-name="P23"><text:span text:style-name="T48">Автоматизированные</text:span><text:span text:style-name="T25"> маршруты</text:span></text:p>
      <text:p text:style-name="P145">Частные задачи</text:p>
      <text:p text:style-name="P143"/>
      <text:p text:style-name="P16"/>
      <text:p text:style-name="P152">Дополнительные опции</text:p>
      <text:p text:style-name="P67"/>
      <text:p text:style-name="P69">Статус выполнения мероприятий</text:p>
      <text:p text:style-name="P70"><text:span text:style-name="T64">Приложение «Аудиты безопасности»</text:span> связано с <text:span text:style-name="T75">приложением</text:span> «Претензии»</text:p>
      <text:p text:style-name="P42"/>
      <text:p text:style-name="P42"/>
      <text:p text:style-name="P86"><text:span text:style-name="T54">В</text:span>стреч<text:span text:style-name="T54">и</text:span></text:p>
      <text:p text:style-name="P84"/>
      <text:p text:style-name="P97">Слоган:</text:p>
      <text:p text:style-name="P100">От слов — к делу!</text:p>
      <text:p text:style-name="P95"/>
      <text:p text:style-name="P101">По кнопке «Подробнее»:</text:p>
      <text:p text:style-name="P97"><text:span text:style-name="T49">Приложение</text:span><text:span text:style-name="T39"> п</text:span><text:span text:style-name="T38">редназначено для </text:span><text:span text:style-name="T40">автоматизации планирования и проведения различных встреч (совещаний, заседаний, рабочих встреч...), контроля <text:s/>выполнения планов реализации.</text:span></text:p>
      <text:p text:style-name="P48"/>
      <text:p text:style-name="P133">Ключевые возможности:</text:p>
      <text:p text:style-name="P133">Планирование встреч</text:p>
      <text:p text:style-name="P133">Приглашение участников</text:p>
      <text:p text:style-name="P133">Ведение протоколов</text:p>
      <text:p text:style-name="P133"><text:span text:style-name="T69">П</text:span>лан мероприятий</text:p>
      <text:p text:style-name="P133">Назначение ответственных</text:p>
      <text:p text:style-name="P133">Контроль выполнения</text:p>
      <text:p text:style-name="P48"/>
      <text:p text:style-name="P139"><text:span text:style-name="T58">Приложение</text:span> позволит:</text:p>
      <text:p text:style-name="P52"><text:span text:style-name="T33">П</text:span><text:span text:style-name="T28">ланировать предстоящие </text:span><text:span text:style-name="T34">рабочие</text:span><text:span text:style-name="T28"> </text:span><text:span text:style-name="T29">встречи: проводить </text:span><text:span text:style-name="Strong_20_Emphasis"><text:span text:style-name="T36">подготовку и согласование повестки, определ</text:span></text:span><text:span text:style-name="Strong_20_Emphasis"><text:span text:style-name="T37">ять</text:span></text:span><text:span text:style-name="Strong_20_Emphasis"><text:span text:style-name="T36"> состав приглашенных, врем</text:span></text:span><text:span text:style-name="Strong_20_Emphasis"><text:span text:style-name="T37">я</text:span></text:span><text:span text:style-name="Strong_20_Emphasis"><text:span text:style-name="T36"> и мест</text:span></text:span><text:span text:style-name="Strong_20_Emphasis"><text:span text:style-name="T37">о</text:span></text:span><text:span text:style-name="Strong_20_Emphasis"><text:span text:style-name="T36">, своевременно оповещ</text:span></text:span><text:span text:style-name="Strong_20_Emphasis"><text:span text:style-name="T37">ать</text:span></text:span><text:span text:style-name="Strong_20_Emphasis"><text:span text:style-name="T36"> всех заинтересованных лиц, в том числе сотрудник</text:span></text:span><text:span text:style-name="Strong_20_Emphasis"><text:span text:style-name="T37">ов</text:span></text:span><text:span text:style-name="Strong_20_Emphasis"><text:span text:style-name="T36"> внешних организаций </text:span></text:span><text:span text:style-name="Strong_20_Emphasis"><text:span text:style-name="T37">(путем </text:span></text:span><text:span text:style-name="Strong_20_Emphasis"><text:span text:style-name="T36">рассылк</text:span></text:span><text:span text:style-name="Strong_20_Emphasis"><text:span text:style-name="T37">и</text:span></text:span><text:span text:style-name="Strong_20_Emphasis"><text:span text:style-name="T36"> электронных писем с приглашением</text:span></text:span><text:span text:style-name="Strong_20_Emphasis"><text:span text:style-name="T37">)</text:span></text:span></text:p>
      <text:p text:style-name="P59"><text:span text:style-name="T33">В</text:span><text:span text:style-name="T28">ести протоколы встреч, фиксировать принятые решения</text:span></text:p>
      <text:p text:style-name="P59"><text:span text:style-name="T33">Ф</text:span><text:span text:style-name="T30">ормировать план мероприятий </text:span><text:span text:style-name="T35">по итогам встреч</text:span><text:span text:style-name="T30">, </text:span><text:span text:style-name="T28">н</text:span><text:span text:style-name="T31">азначать ответственных, контролировать выполнени</text:span><text:span text:style-name="T28">е</text:span></text:p>
      <text:p text:style-name="P59"><text:span text:style-name="T33">К</text:span><text:span text:style-name="T31">онтролировать время сотрудников, перечень обсуждаемых вопросов</text:span></text:p>
      <text:p text:style-name="P48"/>
      <text:p text:style-name="P150">Бизнес-объекты</text:p>
      <text:p text:style-name="P49"/>
      <text:p text:style-name="P135"><text:span text:style-name="T76">Документы:</text:span></text:p>
      <text:p text:style-name="P135">- Протокол встречи</text:p>
      <text:p text:style-name="P49">- Мероприятие встречи</text:p>
      <text:p text:style-name="P133"/>
      <text:p text:style-name="P133">Справочник<text:span text:style-name="T76">и:</text:span></text:p>
      <text:p text:style-name="P133">- «Классификатор встреч»</text:p>
      <text:p text:style-name="P49">- «Организационная структура»</text:p>
      <text:p text:style-name="P49">- «Уровень приоритета»</text:p>
      <text:p text:style-name="P49">- «Срок»</text:p>
      <text:p text:style-name="P49"/>
      <text:p text:style-name="P49">Печатные формы</text:p>
      <text:p text:style-name="P49"/>
      <text:p text:style-name="P136">Отчет о встречах</text:p>
      <text:p text:style-name="P49"/>
      <text:p text:style-name="P150">Бизнес-процессы</text:p>
      <text:p text:style-name="P150"><text:soft-page-break/></text:p>
      <text:p text:style-name="P137"><text:span text:style-name="T48">Автоматизированные</text:span><text:span text:style-name="T25"> маршруты</text:span></text:p>
      <text:p text:style-name="P147">Свободный маршрут</text:p>
      <text:p text:style-name="P147">Частные задачи</text:p>
      <text:p text:style-name="P94"/>
      <text:p text:style-name="P152">Дополнительные опции</text:p>
      <text:p text:style-name="P67"/>
      <text:p text:style-name="P60"><text:span text:style-name="T32">Ф</text:span><text:span text:style-name="T31">ормирова</text:span><text:span text:style-name="T32">ние</text:span><text:span text:style-name="T31"> новы</text:span><text:span text:style-name="T32">х</text:span><text:span text:style-name="T31"> </text:span><text:span text:style-name="T29">встреч</text:span><text:span text:style-name="T31"> на основе уже созданных</text:span></text:p>
      <text:p text:style-name="P50">Создание связанных встреч</text:p>
      <text:p text:style-name="P141"/>
      <text:p text:style-name="P87">Первичные документы</text:p>
      <text:p text:style-name="P85"/>
      <text:p text:style-name="P98">Слоган:</text:p>
      <text:p text:style-name="P99">Оперативная обработка и хранение.</text:p>
      <text:p text:style-name="P96"/>
      <text:p text:style-name="P102">По кнопке «Подробнее»:</text:p>
      <text:p text:style-name="P156"><text:span text:style-name="T77">Приложение п</text:span>редназначено для <text:span text:style-name="T55">обеспечения оперативной обработки и хранения первичной документации</text:span>.</text:p>
      <text:p text:style-name="P103"/>
      <text:p text:style-name="P160">Ключевые возможности:</text:p>
      <text:p text:style-name="P159"><text:span text:style-name="T56">Е</text:span>диное хранилище</text:p>
      <text:p text:style-name="P159">Оперативный обмен</text:p>
      <text:p text:style-name="P159">Подготовка к проверкам</text:p>
      <text:p text:style-name="P103"/>
      <text:p text:style-name="P158"><text:span text:style-name="T77">Приложение</text:span> позволит:</text:p>
      <text:p text:style-name="P109"><text:span text:style-name="Strong_20_Emphasis"><text:span text:style-name="T43">Обеспечить </text:span></text:span><text:span text:style-name="Strong_20_Emphasis"><text:span text:style-name="T44">единую работу с электронными (формализованными и неформализованными) и бумажными первичными учетными документами</text:span></text:span></text:p>
      <text:p text:style-name="P109"><text:span text:style-name="Strong_20_Emphasis"><text:span text:style-name="T45">Быстро заносить</text:span></text:span><text:span text:style-name="Strong_20_Emphasis"><text:span text:style-name="T44"> документ</text:span></text:span><text:span text:style-name="Strong_20_Emphasis"><text:span text:style-name="T45">ы</text:span></text:span><text:span text:style-name="Strong_20_Emphasis"><text:span text:style-name="T44"> в единое хранилище из учетных систем, со сканеров</text:span></text:span></text:p>
      <text:p text:style-name="P109"><text:span text:style-name="Strong_20_Emphasis"><text:span text:style-name="T43">Организовать эффективный обмен </text:span></text:span><text:span text:style-name="Strong_20_Emphasis"><text:span text:style-name="T47">первичными учетными документами с контрагентами</text:span></text:span><text:span text:style-name="Strong_20_Emphasis"><text:span text:style-name="T43">, </text:span></text:span><text:span text:style-name="Strong_20_Emphasis"><text:span text:style-name="T44">оперативное проведение сверок</text:span></text:span></text:p>
      <text:p text:style-name="P109"><text:span text:style-name="Strong_20_Emphasis"><text:span text:style-name="T46">Организовать </text:span></text:span><text:span text:style-name="Strong_20_Emphasis"><text:span text:style-name="T44">быструю подготовку к налоговым и аудиторским проверкам путем выгрузки документов в бумажном или электронном виде</text:span></text:span></text:p>
      <text:p text:style-name="P109"><text:span text:style-name="Strong_20_Emphasis"><text:span text:style-name="T46">У</text:span></text:span><text:span text:style-name="Strong_20_Emphasis"><text:span text:style-name="T44">правл</text:span></text:span><text:span text:style-name="Strong_20_Emphasis"><text:span text:style-name="T46">ять</text:span></text:span><text:span text:style-name="Strong_20_Emphasis"><text:span text:style-name="T44"> хранением документов (права доступа, сроки…</text:span></text:span><text:span text:style-name="Strong_20_Emphasis"><text:span text:style-name="T46">)</text:span></text:span></text:p>
      <text:p text:style-name="P103"/>
      <text:p text:style-name="P154">Бизнес-объекты</text:p>
      <text:p text:style-name="P106"/>
      <text:p text:style-name="P162"><text:span text:style-name="T77">Документы:</text:span></text:p>
      <text:p text:style-name="P162">- Первичный документ</text:p>
      <text:p text:style-name="P162"/>
      <text:p text:style-name="P163">Справочники:</text:p>
      <text:p text:style-name="P106">- <text:s/>«Вид документа»</text:p>
      <text:p text:style-name="P104">- <text:s/>«Организационная структура»</text:p>
      <text:p text:style-name="P106">- <text:s/>«Вид бюджета»</text:p>
      <text:p text:style-name="P124"/>
      <text:p text:style-name="P124">Печатные формы <text:span text:style-name="T66">(</text:span><text:span text:style-name="T57">Справка о подтверждающих документах</text:span><text:span text:style-name="T66">)</text:span><text:span text:style-name="T66"><office:annotation><dc:creator>&lt;анонимный&gt;</dc:creator><dc:date>2018-07-24T00:18:47</dc:date><text:p text:style-name="P167"><text:span text:style-name="T78">форма учета по валютным операциям резидентов</text:span></text:p></office:annotation></text:span></text:p>
      <text:p text:style-name="P106"/>
      <text:p text:style-name="P151">Бизнес-процессы</text:p>
      <text:p text:style-name="P138"><text:span text:style-name="T48"/></text:p>
      <text:p text:style-name="P138"><text:span text:style-name="T48">Автоматизированные</text:span><text:span text:style-name="T25"> маршруты</text:span></text:p>
      <text:p text:style-name="P148">Свободный маршрут</text:p>
      <text:p text:style-name="P164">Частные задачи</text:p>
      <text:p text:style-name="P111"/>
      <text:p text:style-name="P155"><text:span text:style-name="T67">Дополнительные опции</text:span></text:p>
      <text:p text:style-name="P155"/>
      <text:p text:style-name="P108"><text:span text:style-name="T41">Ф</text:span><text:span text:style-name="T42">ормирова</text:span><text:span text:style-name="T41">ние</text:span><text:span text:style-name="T42"> новы</text:span><text:span text:style-name="T41">х</text:span><text:span text:style-name="T42"> </text:span><text:span text:style-name="T56">первичных документов</text:span><text:span text:style-name="T42"> на основе уже созданных</text:span></text:p>
      <text:p text:style-name="P105"><text:soft-page-break/>Создание связанных <text:span text:style-name="T56">первичных документов</text:span></text:p>
      <text:p text:style-name="P42"/>
      <text:p text:style-name="P42"/>
      <text:p text:style-name="P82">Главное<office:annotation><dc:creator>&lt;анонимный&gt;</dc:creator><dc:date>2018-07-23T21:53:42</dc:date><text:p text:style-name="P166"><text:span text:style-name="T78">Разместить в Платформа — Преимущества</text:span></text:p><text:p text:style-name="P166"><text:span text:style-name="T78"/></text:p><text:p text:style-name="P166"><text:span text:style-name="T78">Сделать 1-м блоком, т. к. это самые главные преимущества для клиента!</text:span></text:p></office:annotation></text:p>
      <text:p text:style-name="P45"/>
      <text:p text:style-name="P45">Платформа Veda предназначена для быстрого создания автоматизированных бизнес-решений</text:p>
      <text:p text:style-name="P45"/>
      <text:p text:style-name="P46">Нет лицензий — <text:span text:style-name="T24">возможность подключения 100% сотрудников на старте</text:span></text:p>
      <text:p text:style-name="P46"/>
      <text:p text:style-name="P47">QuickWin — быстрое получение эффекта</text:p>
      <text:p text:style-name="P47"/>
      <text:p text:style-name="P47">Open-source — разумная стоимость владения</text:p>
      <text:p text:style-name="P47"/>
      <text:p text:style-name="P92">Российский разработчик — <text:span text:style-name="T51">Наша компания является разработчиком собственной платформы и приложений на ее основе</text:span></text:p>
      <text:p text:style-name="P93"/>
      <text:p text:style-name="P47">Отработанная методология внедрения - <text:span text:style-name="T50">з</text:span><text:span text:style-name="T26">а годы работы мы накопили </text:span><text:span text:style-name="T27">большой</text:span><text:span text:style-name="T26"> опыт в области электронного документооборота</text:span></text:p>
      <text:p text:style-name="P90"/>
      <text:p text:style-name="P91">Индивидуальные настройки - под любые задачи предприятия</text:p>
      <text:p text:style-name="P88"/>
      <text:p text:style-name="P89">Многоязычность интерфейса и вводимых данных</text:p>
      <text:p text:style-name="P89"/>
      <text:p text:style-name="P89">Возможность подключения к системе сторонних организаций и аффилированных лиц</text:p>
      <text:p text:style-name="P91"/>
      <text:p text:style-name="P91"/>
      <text:p text:style-name="P51">Бизнес-объекты:</text:p>
      <text:p text:style-name="P61"><text:span text:style-name="T71">Шаблон - </text:span>Протокол</text:p>
      <text:p text:style-name="P51"><text:span text:style-name="T71">Шаблон - </text:span>Мероприятие</text:p>
      <text:p text:style-name="P51">Справочник<text:span text:style-name="T71">и - 4</text:span></text:p>
      <text:p text:style-name="P51">Печатные формы - <text:span text:style-name="T71">1</text:span></text:p>
      <text:p text:style-name="P51"/>
      <text:p text:style-name="P51">Бизнес-процессы:</text:p>
      <text:p text:style-name="P21"><text:span text:style-name="T48">Автоматизированные</text:span><text:span text:style-name="T25"> маршруты</text:span></text:p>
      <text:p text:style-name="P146">Свободный маршрут</text:p>
      <text:p text:style-name="P146">Частные задачи</text:p>
      <text:p text:style-name="P1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Основной_20_текст_20_символа" style:display-name="Основной текст символа" style:family="text">
      <style:text-properties style:font-name="Droid Sans" fo:font-family="'Droid Sans'" style:font-style-name="Обычный" style:font-family-generic="swiss" style:font-pitch="variable" fo:background-color="transparent" style:font-size-asian="10.5pt"/>
    </style:style>
    <style:style style:name="Bullet_20_Symbols" style:display-name="Bullet Symbols" style:family="text" style:parent-style-name="Основной_20_текст_20_символа">
      <style:text-properties style:font-size-asian="10.5pt"/>
    </style:style>
    <style:style style:name="Numbering_20_Symbols" style:display-name="Numbering Symbols" style:family="text"/>
    <style:style style:name="Strong_20_Emphasis" style:display-name="Strong Emphasis" style:family="text" style:parent-style-name="Основной_20_текст_20_символа">
      <style:text-properties fo:font-weight="bold" style:font-size-asian="10.5pt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2:18:11.745362598</meta:creation-date>
    <dc:date>2018-07-27T17:33:07.020777694</dc:date>
    <meta:editing-duration>PT11H8M34S</meta:editing-duration>
    <meta:editing-cycles>75</meta:editing-cycles>
    <meta:generator>LibreOffice/5.1.6.2$Linux_X86_64 LibreOffice_project/10m0$Build-2</meta:generator>
    <meta:document-statistic meta:table-count="0" meta:image-count="0" meta:object-count="0" meta:page-count="7" meta:paragraph-count="222" meta:word-count="1018" meta:character-count="8389" meta:non-whitespace-character-count="7580"/>
  </office:meta>
</office:document-meta>
</file>